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09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<text:span text:style-name="T1">Object tracking in embedded systems:</text:span></text:p>
            <text:p>Component labeling and trajectory predi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4" draw:layer="layout" svg:width="25.199cm" svg:height="13.859cm" svg:x="1.4cm" svg:y="4.914cm" presentation:class="subtitle">
          <draw:text-box>
            <text:p>Tracking</text:p>
            <text:p>Labeling</text:p>
            <text:p>Prediction</text:p>
            <text:p>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enn pedestrian dataset</text:p>
              </text:list-item>
              <text:list-item>
                <text:p>Shangai</text:p>
              </text:list-item>
              <text:list-item>
                <text:p>Noisy</text:p>
              </text:list-item>
              <text:list-item>
                <text:p>Ground tru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Embedded system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EED EYE</text:p>
              </text:list-item>
              <text:list-item>
                <text:p>PIC32</text:p>
                <text:list>
                  <text:list-item>
                    <text:p>One clock MULT/DIV</text:p>
                  </text:list-item>
                  <text:list-item>
                    <text:p>No FPU!</text:p>
                  </text:list-item>
                </text:list>
              </text:list-item>
              <text:list-item>
                <text:p>128K RAM</text:p>
              </text:list-item>
              <text:list-item>
                <text:p>Camera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C-&gt;Board</text:p>
              </text:list-item>
              <text:list-item>
                <text:p>Processing</text:p>
              </text:list-item>
              <text:list-item>
                <text:p>Board-&gt;PC</text:p>
              </text:list-item>
              <text:list-item>
                <text:p>Data coll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Input: black&amp;white picture</text:p>
                <text:list>
                  <text:list-item>
                    <text:p>White : movement detected</text:p>
                  </text:list-item>
                  <text:list-item>
                    <text:p>Black: no movement detected</text:p>
                  </text:list-item>
                </text:list>
              </text:list-item>
              <text:list-item>
                <text:p>Output: set of blobs</text:p>
                <text:list>
                  <text:list-item>
                    <text:p>Aggregate adjacent pixels in the same blob</text:p>
                  </text:list-item>
                </text:list>
              </text:list-item>
              <text:list-item>
                <text:p>Do it with as few memory at possible!</text:p>
              </text:list-item>
              <text:list-item>
                <text:p>Image buffers are huge</text:p>
                <text:list>
                  <text:list-item>
                    <text:p>1 bit per pixel: 9.8 KB</text:p>
                  </text:list-item>
                  <text:list-item>
                    <text:p>1 byte per pixel: 78.8 KB (60% of SEED-EYE RAM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ing: union fin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can the image</text:p>
              </text:list-item>
              <text:list-item>
                <text:p>Assign a labels to pixels</text:p>
                <text:list>
                  <text:list-item>
                    <text:p>According to top and left pixel</text:p>
                  </text:list-item>
                </text:list>
              </text:list-item>
              <text:list-item>
                <text:p>Merge two adjacent labels</text:p>
                <text:list>
                  <text:list-item>
                    <text:p>Cheap with correct data structure</text:p>
                  </text:list-item>
                </text:list>
              </text:list-item>
              <text:list-item>
                <text:p>Lots of labels necessary</text:p>
              </text:list-item>
              <text:list-item>
                <text:p>8 bits per pixel may even be not enough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ing multi pa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Use only 1 byte per pixel</text:p>
                <text:list>
                  <text:list-item>
                    <text:p>Only <text:s/>one label!</text:p>
                  </text:list-item>
                  <text:list-item>
                    <text:p>Disjoint pixel are ignored, at first</text:p>
                  </text:list-item>
                </text:list>
              </text:list-item>
              <text:list-item>
                <text:p>Uses multiple passes</text:p>
                <text:list>
                  <text:list-item>
                    <text:p>Until all adjacent pixel are processed</text:p>
                  </text:list-item>
                </text:list>
              </text:list-item>
              <text:list-item>
                <text:p>&lt; 20 kb memory</text:p>
                <text:list>
                  <text:list-item>
                    <text:p>2 B&amp;W buffer for input and for output</text:p>
                  </text:list-item>
                </text:list>
              </text:list-item>
              <text:list-item>
                <text:p>Unpredictable timing! (dependent on shap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ing: labirinth algorithm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Incremental shape extraction is a good idea</text:p>
                <text:list>
                  <text:list-item>
                    <text:p>One shape at a time uses low memory</text:p>
                  </text:list-item>
                </text:list>
              </text:list-item>
              <text:list-item>
                <text:p>Smarter way to extract a simple shape</text:p>
                <text:list>
                  <text:list-item>
                    <text:p>Labirinth algorithm</text:p>
                  </text:list-item>
                  <text:list-item>
                    <text:p>Spanning tree of a graph</text:p>
                  </text:list-item>
                </text:list>
              </text:list-item>
              <text:list-item>
                <text:p>2 bit per pixel temporary memory (backtracking)</text:p>
              </text:list-item>
              <text:list-item>
                <text:p>Worst case visits of pixel is bounded! (check max 4 neighbours then never visit agai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ing: optimization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ctually trajectory prediction doesn't need full shape</text:p>
                <text:list>
                  <text:list-item>
                    <text:p>Centroids and bounding box can be calculated while visiting shape!</text:p>
                  </text:list-item>
                  <text:list-item>
                    <text:p>-1 black&amp;white buffer (9600 kb + various for() loops)</text:p>
                  </text:list-item>
                </text:list>
              </text:list-item>
              <text:list-item>
                <text:p>Bounding box checks can be smarter</text:p>
                <text:list>
                  <text:list-item>
                    <text:p>Check top border only when moving up, left when moving left and so on</text:p>
                  </text:list-item>
                  <text:list-item>
                    <text:p>1 check instead of 4 each pixel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ing correctne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est three different version</text:p>
              </text:list-item>
              <text:list-item>
                <text:p>Fully deterministic algoritm</text:p>
                <text:list>
                  <text:list-item>
                    <text:p>Blobs are extracted in the same order too</text:p>
                  </text:list-item>
                </text:list>
              </text:list-item>
              <text:list-item>
                <text:p>100% same outpu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ing performance 1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Most cpu intensive part after all</text:p>
              </text:list-item>
              <text:list-item>
                <text:p>Linear with blob size</text:p>
              </text:list-item>
              <text:list-item>
                <text:p>Average 30 ms, gamma distrib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ing performance 2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ing future improvement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How to exploit 32 bits cpu? </text:p>
                <text:list>
                  <text:list-item>
                    <text:p>for now all pictures are checked bit by bit!</text:p>
                  </text:list-item>
                </text:list>
              </text:list-item>
              <text:list-item>
                <text:p>Labeling on down-scaled images </text:p>
                <text:list>
                  <text:list-item>
                    <text:p>less resolution, less noise, more fa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rajectory predic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ask descri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Kalman filt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os'è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Kalman filter for image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Kalman filter: phase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Kalman: prediction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Kalman: correction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racking multiple object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ssignment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Kalman filter for embedded: fixed point var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ediction analysi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ssignment analysi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rrection analysi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racking quality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racking performance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Kalman improvement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inal resul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VIDE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Thank you for your attention!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20T16:58:07.37</meta:creation-date>
    <meta:editing-duration>PT28M13S</meta:editing-duration>
    <meta:editing-cycles>9</meta:editing-cycles>
    <dc:date>2014-09-20T17:50:13.74</dc:date>
    <meta:generator>LibreOffice/3.4$Win32 LibreOffice_project/340m1$Build-302</meta:generator>
    <meta:document-statistic meta:object-count="143"/>
  </office:meta>
</office:document-meta>
</file>